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1.908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6"/>
    <style:style style:name="ce3" style:family="table-cell" style:parent-style-name="Default" style:data-style-name="N3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0268in" svg:height="2.5949in" svg:x="2.7094in" svg:y="1.1768in">
            <draw:object draw:notify-on-update-of-ranges="Sheet1.A1:Sheet1.A1 Sheet1.A2:Sheet1.A64 Sheet1.B1:Sheet1.B1 Sheet1.B2:Sheet1.B6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1"/>
        <table:table-column table:style-name="co4" table:default-cell-style-name="Default"/>
        <table:table-column table:style-name="co3" table:number-columns-repeated="4" table:default-cell-style-name="Default"/>
        <table:table-row table:style-name="ro3">
          <table:table-cell office:value-type="string">
            <text:p>Date</text:p>
          </table:table-cell>
          <table:table-cell office:value-type="string">
            <text:p>Users</text:p>
          </table:table-cell>
          <table:table-cell table:number-columns-repeated="4"/>
        </table:table-row>
        <table:table-row table:style-name="ro3">
          <table:table-cell office:value-type="date" office:date-value="2011-10-01">
            <text:p>10/01/1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date" office:date-value="2011-11-01">
            <text:p>11/01/1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3">
          <table:table-cell office:value-type="date" office:date-value="2011-12-01">
            <text:p>12/01/1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date" office:date-value="2012-02-01">
            <text:p>02/01/1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3">
          <table:table-cell office:value-type="date" office:date-value="2012-02-01">
            <text:p>02/01/12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3">
          <table:table-cell office:value-type="date" office:date-value="2012-02-01">
            <text:p>02/01/12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3">
          <table:table-cell office:value-type="date" office:date-value="2012-05-01">
            <text:p>05/01/12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3">
          <table:table-cell office:value-type="date" office:date-value="2012-05-01">
            <text:p>05/01/12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3">
          <table:table-cell office:value-type="date" office:date-value="2012-05-01">
            <text:p>05/01/12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3">
          <table:table-cell office:value-type="date" office:date-value="2012-05-01">
            <text:p>05/01/1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3">
          <table:table-cell office:value-type="date" office:date-value="2012-05-01">
            <text:p>05/01/12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3">
          <table:table-cell office:value-type="date" office:date-value="2012-06-01">
            <text:p>06/01/12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3">
          <table:table-cell office:value-type="date" office:date-value="2012-07-01">
            <text:p>07/01/12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3">
          <table:table-cell office:value-type="date" office:date-value="2012-07-01">
            <text:p>07/01/12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3">
          <table:table-cell office:value-type="date" office:date-value="2012-09-01">
            <text:p>09/01/12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3">
          <table:table-cell office:value-type="date" office:date-value="2012-09-01">
            <text:p>09/01/12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3">
          <table:table-cell office:value-type="date" office:date-value="2012-10-01">
            <text:p>10/01/12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3">
          <table:table-cell office:value-type="date" office:date-value="2012-10-01">
            <text:p>10/01/12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3">
          <table:table-cell office:value-type="date" office:date-value="2012-10-01">
            <text:p>10/01/12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3">
          <table:table-cell office:value-type="date" office:date-value="2012-11-01">
            <text:p>11/01/12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3">
          <table:table-cell office:value-type="date" office:date-value="2012-11-01">
            <text:p>11/01/1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3">
          <table:table-cell office:value-type="date" office:date-value="2012-12-01">
            <text:p>12/01/12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3">
          <table:table-cell office:value-type="date" office:date-value="2012-12-01">
            <text:p>12/01/12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3">
          <table:table-cell office:value-type="date" office:date-value="2013-01-01">
            <text:p>01/01/13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3">
          <table:table-cell office:value-type="date" office:date-value="2013-01-01">
            <text:p>01/01/13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3">
          <table:table-cell office:value-type="date" office:date-value="2013-01-01">
            <text:p>01/01/13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3">
          <table:table-cell office:value-type="date" office:date-value="2013-01-01">
            <text:p>01/01/13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3">
          <table:table-cell office:value-type="date" office:date-value="2013-01-01">
            <text:p>01/01/13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3">
          <table:table-cell office:value-type="date" office:date-value="2013-02-01">
            <text:p>02/01/13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date" office:date-value="2013-02-01">
            <text:p>02/01/13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3">
          <table:table-cell office:value-type="date" office:date-value="2013-03-01">
            <text:p>03/01/13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3">
          <table:table-cell office:value-type="date" office:date-value="2013-03-01">
            <text:p>03/01/13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3">
          <table:table-cell office:value-type="date" office:date-value="2013-03-01">
            <text:p>03/01/13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3">
          <table:table-cell office:value-type="date" office:date-value="2013-04-01">
            <text:p>04/01/13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3">
          <table:table-cell office:value-type="date" office:date-value="2013-04-01">
            <text:p>04/01/13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3">
          <table:table-cell office:value-type="date" office:date-value="2013-05-01">
            <text:p>05/01/13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3">
          <table:table-cell office:value-type="date" office:date-value="2013-05-01">
            <text:p>05/01/13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3">
          <table:table-cell office:value-type="date" office:date-value="2013-05-01">
            <text:p>05/01/13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3">
          <table:table-cell office:value-type="date" office:date-value="2013-06-01">
            <text:p>06/01/13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3">
          <table:table-cell office:value-type="date" office:date-value="2013-06-01">
            <text:p>06/01/13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3">
          <table:table-cell office:value-type="date" office:date-value="2013-06-01">
            <text:p>06/01/13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3">
          <table:table-cell office:value-type="date" office:date-value="2013-06-01">
            <text:p>06/01/13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3">
          <table:table-cell office:value-type="date" office:date-value="2013-07-01">
            <text:p>07/01/13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3">
          <table:table-cell office:value-type="date" office:date-value="2013-07-01">
            <text:p>07/01/13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3">
          <table:table-cell office:value-type="date" office:date-value="2013-08-01">
            <text:p>08/01/13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3">
          <table:table-cell office:value-type="date" office:date-value="2013-08-01">
            <text:p>08/01/13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3">
          <table:table-cell office:value-type="date" office:date-value="2013-09-01">
            <text:p>09/01/13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3">
          <table:table-cell office:value-type="date" office:date-value="2013-10-01">
            <text:p>10/01/1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3">
          <table:table-cell office:value-type="date" office:date-value="2013-10-15">
            <text:p>10/15/13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3">
          <table:table-cell office:value-type="date" office:date-value="2013-11-14">
            <text:p>11/14/13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3">
          <table:table-cell office:value-type="date" office:date-value="2013-11-18">
            <text:p>11/18/13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3">
          <table:table-cell office:value-type="date" office:date-value="2013-12-03">
            <text:p>12/03/13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3">
          <table:table-cell office:value-type="date" office:date-value="2013-12-16">
            <text:p>12/16/13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3">
          <table:table-cell office:value-type="date" office:date-value="2013-12-18">
            <text:p>12/18/13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3">
          <table:table-cell office:value-type="date" office:date-value="2014-01-15">
            <text:p>01/15/14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3">
          <table:table-cell office:value-type="date" office:date-value="2014-01-17">
            <text:p>01/17/14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3">
          <table:table-cell office:value-type="date" office:date-value="2014-01-18">
            <text:p>01/18/14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3">
          <table:table-cell office:value-type="date" office:date-value="2014-01-19">
            <text:p>01/19/14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3">
          <table:table-cell office:value-type="date" office:date-value="2014-01-19">
            <text:p>01/19/1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3">
          <table:table-cell office:value-type="date" office:date-value="2014-01-26">
            <text:p>01/26/14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3">
          <table:table-cell office:value-type="date" office:date-value="2014-02-12">
            <text:p>02/12/14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3">
          <table:table-cell office:value-type="date" office:date-value="2014-02-28">
            <text:p>02/28/14</text:p>
          </table:table-cell>
          <table:table-cell office:value-type="float" office:value="62">
            <text:p>62</text:p>
          </table:table-cell>
          <table:table-cell table:number-columns-repeated="4"/>
        </table:table-row>
        <table:table-row table:style-name="ro3">
          <table:table-cell office:value-type="date" office:date-value="2014-03-12">
            <text:p>03/12/14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3" table:number-rows-repeated="104851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5" table:default-cell-style-name="ce3"/>
        <table:table-column table:style-name="co3" table:default-cell-style-name="ce3"/>
        <table:table-column table:style-name="co3" table:number-columns-repeated="5" table:default-cell-style-name="Default"/>
        <table:table-row table:style-name="ro3" table:number-rows-repeated="22">
          <table:table-cell table:number-columns-repeated="7"/>
        </table:table-row>
        <table:table-row table:style-name="ro3" table:number-rows-repeated="20">
          <table:table-cell table:number-columns-repeated="6"/>
          <table:table-cell table:style-name="ce3"/>
        </table:table-row>
        <table:table-row table:style-name="ro3" table:number-rows-repeated="104853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-of-week/>
      <number:text>, </number:text>
      <number:month number:textual="true"/>
      <number:text> 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</number:date-style>
    <number:date-style style:name="N122">
      <number:month number:textual="true"/>
      <number:text> </number:text>
      <number:year/>
    </number:date-style>
    <number:date-style style:name="N123">
      <number:month number:textual="true"/>
      <number:text> </number:text>
      <number:year number:style="long"/>
    </number:date-style>
    <number:date-style style:name="N124">
      <number:day-of-week/>
      <number:text> </number:text>
      <number:month number:textual="true"/>
      <number:text> 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Coleman</meta:initial-creator>
    <meta:creation-date>2013-11-04T22:54:03</meta:creation-date>
    <meta:generator>LibreOffice/3.5$Linux_X86_64 LibreOffice_project/350m1$Build-2</meta:generator>
    <dc:date>2014-03-31T19:37:01</dc:date>
    <dc:creator>Dave Coleman</dc:creator>
    <meta:editing-duration>P0D</meta:editing-duration>
    <meta:editing-cycles>3</meta:editing-cycles>
    <meta:document-statistic meta:table-count="3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3"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09cm" svg:height="6.592cm" xlink:href=".." xlink:type="simple" chart:class="chart:line" chart:style-name="ch1">
        <chart:title svg:x="4.588cm" svg:y="0.266cm" chart:style-name="ch2">
          <text:p>MoveIt! Code Contributors</text:p>
        </chart:title>
        <chart:plot-area chart:style-name="ch3" table:cell-range-address="Sheet1.A1:Sheet1.B64" chart:data-source-has-labels="both" svg:x="1.454cm" svg:y="0.881cm" svg:width="12.809cm" svg:height="4.918cm">
          <chartooo:coordinate-region svg:x="2.242cm" svg:y="1.08cm" svg:width="12.021cm" svg:height="4.019cm"/>
          <chart:axis chart:dimension="x" chart:name="primary-x" chart:style-name="ch4" chartooo:axis-type="auto">
            <chartooo:date-scale/>
            <chart:title svg:x="5.87cm" svg:y="5.91cm" chart:style-name="ch5">
              <text:p>Date of First Commit</text:p>
            </chart:title>
            <chart:categories table:cell-range-address="Sheet1.A2:Sheet1.A64"/>
          </chart:axis>
          <chart:axis chart:dimension="y" chart:name="primary-y" chart:style-name="ch6">
            <chart:title svg:x="0.466cm" svg:y="5.633cm" chart:style-name="ch7">
              <text:p>Number of Contributors</text:p>
            </chart:title>
            <chart:grid chart:style-name="ch8" chart:class="major"/>
          </chart:axis>
          <chart:series chart:style-name="ch9" chart:values-cell-range-address="Sheet1.B2:Sheet1.B64" chart:label-cell-address="Sheet1.B1:Sheet1.B1" chart:class="chart:line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0817">
                <text:p>40820</text:p>
                <draw:g>
                  <svg:desc>Sheet1.A2:Sheet1.A64</svg:desc>
                </draw:g>
              </table:table-cell>
              <table:table-cell office:value-type="float" office:value="1">
                <text:p>1</text:p>
                <draw:g>
                  <svg:desc>Sheet1.B2:Sheet1.B64</svg:desc>
                </draw:g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654">
                <text:p>416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656">
                <text:p>416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657">
                <text:p>416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658">
                <text:p>416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658">
                <text:p>416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665">
                <text:p>416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682">
                <text:p>416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1698">
                <text:p>417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710">
                <text:p>41710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